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o1" style:family="table-column">
      <style:table-column-properties fo:break-before="auto" style:column-width="6.77333333333333cm" style:use-optimal-column-width="true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4.2068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nancial_Analysi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Battery Energy Storage Financial Analysis</text:p>
          </table:table-cell>
          <table:table-cell table:number-columns-repeated="16383" table:style-name="ce1"/>
        </table:table-row>
        <table:table-row table:style-name="ro2">
          <table:table-cell table:number-columns-repeated="5" table:style-name="ce1"/>
          <table:table-cell table:style-name="ce1">
            <draw:frame draw:z-index="1" draw:id="id0" draw:style-name="a0" draw:name="Chart 1" svg:x="0.09375in" svg:y="0.09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4">
            <text:p>Particular</text:p>
          </table:table-cell>
          <table:table-cell office:value-type="string" table:style-name="ce5">
            <text:p>Amount</text:p>
          </table:table-cell>
          <table:table-cell table:number-columns-repeated="5" table:style-name="ce1"/>
          <table:table-cell table:number-columns-repeated="2" table:style-name="ce6"/>
          <table:table-cell table:number-columns-repeated="16375"/>
        </table:table-row>
        <table:table-row table:style-name="ro2">
          <table:table-cell office:value-type="string" table:style-name="ce7">
            <text:p>Annual Peak Electricity Cost</text:p>
          </table:table-cell>
          <table:table-cell office:value-type="float" office:value="4000000" table:style-name="ce7">
            <text:p>40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Maintenance Cost</text:p>
          </table:table-cell>
          <table:table-cell office:value-type="float" office:value="1000000" table:style-name="ce7">
            <text:p>10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Peak Cost Saving (50%)</text:p>
          </table:table-cell>
          <table:table-cell office:value-type="float" office:value="2000000" table:formula="of:=[.B4]*0.5" table:style-name="ce7">
            <text:p>20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Maintenance Saving (40%)</text:p>
          </table:table-cell>
          <table:table-cell office:value-type="float" office:value="400000" table:formula="of:=[.B5]*0.4" table:style-name="ce7">
            <text:p>4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Total Annual Savings</text:p>
          </table:table-cell>
          <table:table-cell office:value-type="float" office:value="2400000" table:formula="of:=[.B6]+[.B7]" table:style-name="ce7">
            <text:p>24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Initial Investment</text:p>
          </table:table-cell>
          <table:table-cell office:value-type="float" office:value="10000000" table:style-name="ce7">
            <text:p>10000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Payback Period</text:p>
          </table:table-cell>
          <table:table-cell office:value-type="float" office:value="4.166666666666667" table:formula="of:=[.B9]/[.B8]" table:style-name="ce7">
            <text:p>4.166666667</text:p>
          </table:table-cell>
          <table:table-cell table:number-columns-repeated="16382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Graphs" table:style-name="ta1">
        <table:table-column table:style-name="co3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4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1">
            <draw:frame draw:z-index="1" draw:id="id1" draw:style-name="a1" draw:name="Chart 1" svg:x="0.58333in" svg:y="0.1354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table:number-columns-repeated="8"/>
          <table:table-cell office:value-type="string" table:style-name="ce8">
            <text:p>Year</text:p>
          </table:table-cell>
          <table:table-cell office:value-type="string" table:style-name="ce8">
            <text:p>Cumulative Savings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float" office:value="1" table:style-name="ce9">
            <text:p>1</text:p>
          </table:table-cell>
          <table:table-cell office:value-type="float" office:value="2400000" table:style-name="ce9">
            <text:p>2400000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float" office:value="2" table:style-name="ce9">
            <text:p>2</text:p>
          </table:table-cell>
          <table:table-cell office:value-type="float" office:value="4800000" table:style-name="ce9">
            <text:p>4800000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float" office:value="3" table:style-name="ce9">
            <text:p>3</text:p>
          </table:table-cell>
          <table:table-cell office:value-type="float" office:value="7200000" table:style-name="ce9">
            <text:p>7200000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float" office:value="4" table:style-name="ce9">
            <text:p>4</text:p>
          </table:table-cell>
          <table:table-cell office:value-type="float" office:value="9600000" table:style-name="ce9">
            <text:p>9600000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float" office:value="5" table:style-name="ce9">
            <text:p>5</text:p>
          </table:table-cell>
          <table:table-cell office:value-type="float" office:value="12000000" table:style-name="ce9">
            <text:p>12000000</text:p>
          </table:table-cell>
          <table:table-cell table:number-columns-repeated="16374"/>
        </table:table-row>
        <table:table-row table:number-rows-repeated="1048568" table:style-name="ro2">
          <table:table-cell table:number-columns-repeated="16384"/>
        </table:table-row>
      </table:table>
      <table:database-ranges>
        <table:database-range table:target-range-address="Financial_Analysis.A3:Financial_Analysis.B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02</meta:generator>
    <dc:title/>
    <dc:description/>
    <dc:subject/>
    <meta:initial-creator/>
    <dc:creator>Ragini Singh</dc:creator>
    <meta:creation-date>2026-03-05T16:23:10Z</meta:creation-date>
    <dc:date>2026-03-07T20:03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ost vs Saving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inancial_Analysis.$A$4:.$A$8"/>
          </chart:axis>
          <chart:series chart:values-cell-range-address="Financial_Analysis.$B$4:.$B$8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nvestment Recovery Over 5 Year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raphs.$I$3" chart:values-cell-range-address="Graphs.$I$4:.$I$8" chart:class="chart:line" chart:attached-axis="primary-y" chart:style-name="G0S0">
            <chart:data-point chart:repeated="5"/>
          </chart:series>
          <chart:series chart:label-cell-address="Graphs.$J$3" chart:values-cell-range-address="Graphs.$J$4:.$J$8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